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4028in"/>
    </style:style>
    <style:style style:name="co3" style:family="table-column">
      <style:table-column-properties fo:break-before="auto" style:column-width="2.278in"/>
    </style:style>
    <style:style style:name="co4" style:family="table-column">
      <style:table-column-properties fo:break-before="auto" style:column-width="3.889in"/>
    </style:style>
    <style:style style:name="co5" style:family="table-column">
      <style:table-column-properties fo:break-before="auto" style:column-width="2.1701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1.028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Pairwise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irwi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7" table:default-cell-style-name="Default"/>
        <table:table-row table:style-name="ro1">
          <table:table-cell table:style-name="ce4" office:value-type="string" calcext:value-type="string">
            <text:p>,TC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confirmPassword</text:p>
          </table:table-cell>
          <table:table-cell table:style-name="ce4" office:value-type="string" calcext:value-type="string">
            <text:p>comments</text:p>
          </table:table-cell>
          <table:table-cell table:style-name="ce9" office:value-type="string" calcext:value-type="string">
            <text:p>redirect,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,1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true,</text:p>
          </table:table-cell>
          <table:table-cell table:number-columns-repeated="2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,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aaaaaaaaaaaaaaaaaaaaaaaaaaaaaaa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aaaaaaaaaaaaaaaaaaaaaaaaaaaaaaaaa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1abcd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1aaaaaaaaaaaaaaaaaaaaaaaaaaaaaaa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9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0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 office:value-type="string" calcext:value-type="string">
            <text:p>aaaaaaaaaaaaaaaaaaaaaaaaaaaaaaaa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1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aaaaaaaaaaaaaaaaaaaaaaaaaaaaaaaa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2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1abcd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3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1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4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5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1_..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6</text:p>
          </table:table-cell>
          <table:table-cell table:style-name="ce2" office:value-type="string" calcext:value-type="string">
            <text:p>a@gmail.com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7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8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 office:value-type="string" calcext:value-type="string">
            <text:p>aaaaaaaaaaaaaaaaaaaaaaaaaaaaaaaaa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19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1abc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0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1aaaaaaaaaaaaaaaaaaaaaaaaaaaaaaa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1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2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abcd1_..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3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4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5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6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aaaaaaaaaaaaaaaaaaaaaaaaaaaaaaa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7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1aaaaaaaaaaaaaaaaaaaaaaaaaaaaaa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8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29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abcd1_..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0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1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2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3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4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5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 office:value-type="string" calcext:value-type="string">
            <text:p>1abcd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6</text:p>
          </table:table-cell>
          <table:table-cell table:style-name="ce2" office:value-type="string" calcext:value-type="string">
            <text:p>teste@gmail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abcd1_..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7</text:p>
          </table:table-cell>
          <table:table-cell table:style-name="ce2" office:value-type="string" calcext:value-type="string">
            <text:p>teste@gmail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8</text:p>
          </table:table-cell>
          <table:table-cell table:style-name="ce2" office:value-type="string" calcext:value-type="string">
            <text:p>teste@gmail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39</text:p>
          </table:table-cell>
          <table:table-cell table:style-name="ce2" office:value-type="string" calcext:value-type="string">
            <text:p>teste@gmail</text:p>
          </table:table-cell>
          <table:table-cell table:number-columns-repeated="2" table:style-name="ce2" office:value-type="string" calcext:value-type="string">
            <text:p>abcd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0</text:p>
          </table:table-cell>
          <table:table-cell table:style-name="ce2" office:value-type="string" calcext:value-type="string">
            <text:p>teste@gmail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1</text:p>
          </table:table-cell>
          <table:table-cell table:style-name="ce2" office:value-type="string" calcext:value-type="string">
            <text:p>teste@gmail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aaaaaaaaaaaaaaaaaaaaaaaaaaaaaaaa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2</text:p>
          </table:table-cell>
          <table:table-cell table:style-name="ce2" office:value-type="string" calcext:value-type="string">
            <text:p>teste@gm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bc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3</text:p>
          </table:table-cell>
          <table:table-cell table:style-name="ce2" office:value-type="string" calcext:value-type="string">
            <text:p>teste@gmail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 office:value-type="string" calcext:value-type="string">
            <text:p>1aaaaaaaaaaaaaaaaaaaaaaaaaaaaaaa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4</text:p>
          </table:table-cell>
          <table:table-cell table:style-name="ce2" office:value-type="string" calcext:value-type="string">
            <text:p>teste@gmail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abcd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7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aaaaaaaaaaaaaaaaaaaaaaaaaaaaaaa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8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1abcd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49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aaaaaaaaaaaaaaaaaaaaaaaaaaaaaa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d1_..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3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aaaaaaaaaaaaaaaaaaaaaaaaaaaaaaa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4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aaaaaaaaaaaaaaaaaaaaaaaaaaaaaaaa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5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1abcd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6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1aaaaaaaaaaaaaaaaaaaaaaaaaaaaaaa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7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8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 office:value-type="string" calcext:value-type="string">
            <text:p>abcd1_..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59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0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1</text:p>
          </table:table-cell>
          <table:table-cell table:style-name="ce2" office:value-type="string" calcext:value-type="string">
            <text:p>a@gmail.com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2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1abcd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3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1aaaaaaaaaaaaaaaaaaaaaaaaaaaaaaa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4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5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cd1_..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6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" calcext:value-type="float">
            <text:p>1234567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7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8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69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aaaaaaaaaaaaaaaaaaaaaaaaaaaaaaaa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0</text:p>
          </table:table-cell>
          <table:table-cell table:style-name="ce2" office:value-type="string" calcext:value-type="string">
            <text:p>teste@gmail.com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aaaaaaaaaaaaaaaaaaaaaaaaaaaaaaaaa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1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1_.</text:p>
          </table:table-cell>
          <table:table-cell table:style-name="ce2" office:value-type="string" calcext:value-type="string">
            <text:p>Abcde1!@-.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2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1_..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3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4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" calcext:value-type="float">
            <text:p>1234567</text:p>
          </table:table-cell>
          <table:table-cell table:style-name="ce2" office:value-type="string" calcext:value-type="string">
            <text:p>abc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5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8" calcext:value-type="float">
            <text:p>12345678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abcde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6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8901234" calcext:value-type="float">
            <text:p>12345678901234</text:p>
          </table:table-cell>
          <table:table-cell table:style-name="ce2" office:value-type="string" calcext:value-type="string">
            <text:p>aaaaaaaaaaaaaaaaaaaaaaaaaaaaaaaa</text:p>
          </table:table-cell>
          <table:table-cell table:style-name="ce2" office:value-type="string" calcext:value-type="string">
            <text:p>abcdef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7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89012340" calcext:value-type="float">
            <text:p>123456789012340</text:p>
          </table:table-cell>
          <table:table-cell table:style-name="ce2" office:value-type="string" calcext:value-type="string">
            <text:p>aaaaaaaaaaaaaaaaaaaaaaaaaaaaaaaaa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diferente</text:p>
          </table:table-cell>
          <table:table-cell table:style-name="ce8" office:value-type="string" calcext:value-type="string">
            <text:p>abc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8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float" office:value="1234567890123500" calcext:value-type="float">
            <text:p>1234567890123500</text:p>
          </table:table-cell>
          <table:table-cell table:style-name="ce2" office:value-type="string" calcext:value-type="string">
            <text:p>1abcd</text:p>
          </table:table-cell>
          <table:table-cell table:style-name="ce2" office:value-type="string" calcext:value-type="string">
            <text:p>Abcde1</text:p>
          </table:table-cell>
          <table:table-cell table:style-name="ce2" office:value-type="string" calcext:value-type="string">
            <text:p>null</text:p>
          </table:table-cell>
          <table:table-cell table:style-name="ce8" office:value-type="string" calcext:value-type="string">
            <text:p>abcd@&lt;&gt;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,79</text:p>
          </table:table-cell>
          <table:table-cell table:style-name="ce2" office:value-type="string" calcext:value-type="string">
            <text:p>teste&lt;&gt;!,,@gmail.com</text:p>
          </table:table-cell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1aaaaaaaaaaaaaaaaaaaaaaaaaaaaaaa</text:p>
          </table:table-cell>
          <table:table-cell table:style-name="ce2" office:value-type="string" calcext:value-type="string">
            <text:p>abcde1aaaaaaaaaaaaaaaaaaaaaaaaaaaaaaaaaaaaaaaaaaaaaaaaaaaaaaaaaaaaaaaaaaaaaaaaaaaaaaaaaaaaaaaaaaaaaaaaaaaaaaaaaaaaaaaaaaaaaaaaaaaaaaaaaaaaaaaaaaaaaaaaaaaaaaaaaaaaaaaaa</text:p>
          </table:table-cell>
          <table:table-cell table:style-name="ce2" office:value-type="string" calcext:value-type="string">
            <text:p>igual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false,</text:p>
          </table:table-cell>
          <table:table-cell table:number-columns-repeated="2"/>
          <table:table-cell table:style-name="ce2" table:number-columns-repeated="101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airwise.A1:Pairwise.H8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08:33:07.594629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irwise" style:display-name="PageStyle_Pairwi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irwise Online Tool</meta:initial-creator>
    <meta:creation-date>2022-12-12T18:15:08</meta:creation-date>
    <dc:date>2022-12-14T08:37:44.955770032</dc:date>
    <dc:title>Generated Pairwise</dc:title>
    <dc:description>Generated Pairwise by https://pairwise.teremokgames.com</dc:description>
    <dc:subject>Generated Pairwise</dc:subject>
    <meta:keyword>Pairwise</meta:keyword>
    <meta:keyword>Online</meta:keyword>
    <meta:keyword>Tool</meta:keyword>
    <meta:generator>LibreOffice/7.2.6.2$Linux_X86_64 LibreOffice_project/20$Build-2</meta:generator>
    <meta:editing-duration>PT5M17S</meta:editing-duration>
    <meta:editing-cycles>2</meta:editing-cycles>
    <meta:document-statistic meta:table-count="1" meta:cell-count="640" meta:object-count="0"/>
    <meta:user-defined meta:name="AppVersion">12.0000</meta:user-defined>
    <meta:user-defined meta:name="Company">Microsoft Corporation</meta:user-defined>
    <meta:user-defined meta:name="OOXMLCorePropertyCategory">Pairwise Online Tool</meta:user-defined>
  </office:meta>
</office:document-meta>
</file>